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5ddc8" officeooo:paragraph-rsid="0005ddc8" style:font-size-asian="13.1000003814697pt" style:font-size-complex="15pt"/>
    </style:style>
    <style:style style:name="P2" style:family="paragraph" style:parent-style-name="Standard">
      <style:text-properties fo:font-size="15pt" officeooo:rsid="00079f4c" officeooo:paragraph-rsid="00079f4c" style:font-size-asian="13.1000003814697pt" style:font-size-complex="15pt"/>
    </style:style>
    <style:style style:name="T1" style:family="text">
      <style:text-properties officeooo:rsid="00079f4c"/>
    </style:style>
    <style:style style:name="T2" style:family="text">
      <style:text-properties officeooo:rsid="00099523"/>
    </style:style>
    <style:style style:name="T3" style:family="text">
      <style:text-properties officeooo:rsid="0009da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nopsis :</text:p>
      <text:p text:style-name="P1"/>
      <text:p text:style-name="P1">P.C. lance l’application et clique sur l’éditeur de niveau. Il voit la liste de ses maps mais elle est vide et clique sur « nouvelle map ».</text:p>
      <text:p text:style-name="P1">Il clique sur la catégorie « Salles » et sélectionne la salle « type1 » (n°1) et la place sur la map. Il clique sur salle (n°2) « type 2 » et la place à droite de la salle n°1. Il supprime le mur entre les deux salles. Il sélectionne une nouvelle salle (n°3) « type 2 » et la met à gauche de salle n°1. Il met une porte sur le mur entre la salle n°1 et n°3.</text:p>
      <text:p text:style-name="P2">Il sauvegarde la map.</text:p>
      <text:p text:style-name="P1">Il clique sur la catégorie Personnage et place le pnj « type 1 » dans la salle n°3. Il lui ajoute une action « dialogue : <text:span text:style-name="T1">Vous m’avez trouvé ! </text:span>», <text:span text:style-name="T2">qui se lancera lorsque le joueur appuyera sur E en face de lui, <text:s/>ainsi qu’une action « disparaît » qui se déclenche après avoir lancé le dialogue.</text:span></text:p>
      <text:p text:style-name="P1">Il ajoute une action à la porte : elle ne s’ouvre qu’avec une clef.</text:p>
      <text:p text:style-name="P2">Il clique sur la catégorie Objets et met un deux intérupteurs dans la salle n°1 respectivement dans les coins supérieurs gauche et droits.</text:p>
      <text:p text:style-name="P2">Il met un coffre au fond de la salle n°2 et ajoute un clef dedans. Le coffre ne s’ouvre que si l’intérupteur gauche a été pressé (celui à la droite du panneau).</text:p>
      <text:p text:style-name="P2">Il ajoute dans la salle n°1, un panneau qui indique, « le bon interupteur est celui à ma droite. ».</text:p>
      <text:p text:style-name="P2">Il met la sortie sur la position du pnj n°1.</text:p>
      <text:p text:style-name="P2">Il définit le début comme étant le centre de la salle n°1.</text:p>
      <text:p text:style-name="P2">Il sauvegarde la map, puis l’exporte. Il lui donne le nom <text:span text:style-name="T3">de map :</text:span> « map alpha », comme <text:span text:style-name="T3">nom du </text:span>créateur : « P.C. », et comme durée : « 5min ».</text:p>
      <text:p text:style-name="P2"/>
      <text:p text:style-name="P2">–------------- --------- ------------------</text:p>
      <text:p text:style-name="P2">-<text:tab/><text:tab/>- i1 <text:s text:c="4"/>i2<text:tab/><text:tab/><text:tab/>-<text:tab/></text:p>
      <text:p text:style-name="P2">- Pnj<text:tab/><text:tab/>Porte <text:tab/><text:tab/><text:tab/>coffre-</text:p>
      <text:p text:style-name="P2">-<text:tab/><text:tab/>- <text:tab/><text:tab/><text:tab/><text:tab/>-</text:p>
      <text:p text:style-name="P2">------ <text:tab/>-------- --------- 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4:53:07.341255242</meta:creation-date>
    <dc:date>2019-10-17T15:28:01.405663624</dc:date>
    <meta:editing-duration>PT3M23S</meta:editing-duration>
    <meta:editing-cycles>1</meta:editing-cycles>
    <meta:document-statistic meta:table-count="0" meta:image-count="0" meta:object-count="0" meta:page-count="1" meta:paragraph-count="17" meta:word-count="333" meta:character-count="1666" meta:non-whitespace-character-count="1331"/>
    <meta:generator>LibreOffice/6.1.6.3$Linux_X86_64 LibreOffice_project/10$Build-3</meta:generator>
  </office:meta>
</office:document-meta>
</file>